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95d1" officeooo:paragraph-rsid="001295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</text:p>
          </table:table-cell>
          <table:table-cell table:style-name="Table1.A1" office:value-type="string">
            <text:p text:style-name="P1">pl</text:p>
          </table:table-cell>
          <table:table-cell table:style-name="Table1.A1" office:value-type="string">
            <text:p text:style-name="P1">V</text:p>
          </table:table-cell>
          <table:table-cell table:style-name="Table1.A1" office:value-type="string">
            <text:p text:style-name="P1">AVR</text:p>
          </table:table-cell>
          <table:table-cell table:style-name="Table1.F1" office:value-type="string">
            <text:p text:style-name="P1">II</text:p>
          </table:table-cell>
        </table:table-row>
        <table:table-row>
          <table:table-cell table:style-name="Table1.A2" office:value-type="string">
            <text:p text:style-name="P1">kurt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k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ntrop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Kurtosis = [0.5274703837906976, -0.0021504083807952767, 0.40412206362348124, 0.3124993269000962, 0.06010215080208425]</text:p>
      <text:p text:style-name="Standard"/>
      <text:p text:style-name="Standard">skew = [0.1281429154565273, <text:s/>-0.49757044294750497, -0.5547604845180927, -0.571936245631584, -0.5059075695390007]</text:p>
      <text:p text:style-name="Standard"/>
      <text:p text:style-name="Standard">entropy = [10.97837247261234, 10.952624907723221, 10.959459619780933, 10.960537669018137, 10.95152158007521]</text:p>
      <text:p text:style-name="Standard"/>
      <text:p text:style-name="Standard">snr = [-0.00731698, -0.01095962, -0.00088948, -0.0071625, -0.0008219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2T20:07:03.760063270</meta:creation-date>
    <dc:date>2022-11-02T20:14:59.644508930</dc:date>
    <meta:editing-duration>PT8M6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13" meta:word-count="37" meta:character-count="437" meta:non-whitespace-character-count="412"/>
  </office:meta>
</office:document-meta>
</file>